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9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st(£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http://www.hobbyking.co.uk/hobbyking/store/__14081__ZIPPY_Flightmax_5000mAh_2S1P_30C_hardcase_pack.html</text:p>
          </table:table-cell>
        </table:table-row>
        <table:table-row table:style-name="ro1">
          <table:table-cell/>
          <table:table-cell office:value-type="string" calcext:value-type="string">
            <text:p>esc/motor</text:p>
          </table:table-cell>
          <table:table-cell office:value-type="float" office:value="32.41" calcext:value-type="float">
            <text:p>32.41</text:p>
          </table:table-cell>
          <table:table-cell office:value-type="string" calcext:value-type="string">
            <text:p>http://www.hobbyking.co.uk/hobbyking/store/__25138__Turnigy_TrackStar_Waterproof_1_10_Brushless_Power_System_4000KV_80A.html</text:p>
          </table:table-cell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http://www.hobbyking.co.uk/hobbyking/store/__29777__TrackStar_TS_700MG_Digital_1_5_Scale_Truck_Buggy_Steering_Servo_145g_33_33kg_0_18sec.html</text:p>
          </table:table-cell>
        </table:table-row>
        <table:table-row table:style-name="ro1">
          <table:table-cell/>
          <table:table-cell office:value-type="string" calcext:value-type="string">
            <text:p>Arduino Yun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http://uk.rs-online.com/web/p/processor-microcontroller-development-kits/7824594/?searchTerm=yun&amp;relevancy-data=636F3D3226696E3D4931384E4B6E6F776E41734D504E266C753D656E266D6D3D6D61746368616C6C7061727469616C26706D3D5E5B5C707B4C7D2D2F5D2B2426706F3D313326736E3D592673743D4B4559574F52445F53494E474C455F414C5048415F4E554D455249432677633D5249474854267573743D79756E2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m</text:p>
          </table:table-cell>
          <table:table-cell table:style-name="ce1" table:formula="of:=SUM([.C3:.C7])" office:value-type="float" office:value="108" calcext:value-type="float">
            <text:p>1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9:51:59.603425435</meta:creation-date>
    <dc:date>2014-11-10T20:07:44.413262248</dc:date>
    <meta:editing-duration>PT14S</meta:editing-duration>
    <meta:editing-cycles>2</meta:editing-cycles>
    <meta:generator>LibreOffice/4.2.7.2$Linux_x86 LibreOffice_project/420m0$Build-2</meta:generator>
    <meta:document-statistic meta:table-count="1" meta:cell-count="15" meta:object-count="0"/>
  </office:meta>
</office:document-meta>
</file>